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871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4871f"/>
    </style:style>
    <style:style style:name="T3" style:family="text">
      <style:text-properties officeooo:rsid="0014871f"/>
    </style:style>
    <style:style style:name="T4" style:family="text">
      <style:text-properties officeooo:rsid="0014871f" fo:background-color="#dddddd" loext:char-shading-value="0"/>
    </style:style>
    <style:style style:name="T5" style:family="text">
      <style:text-properties officeooo:rsid="0014871f" fo:background-color="transparent" loext:char-shading-value="0"/>
    </style:style>
    <style:style style:name="T6" style:family="text">
      <style:text-properties officeooo:rsid="0014871f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e relatório apresenta os resultados da fase de <text:span text:style-name="T1">Inception</text:span>, adaptada do método OpenUP, em que se carateriza o conceito do produto a desenvolver. </text:p>
      <text:p text:style-name="P1">No nosso caso de estudo, o desenvolvimento do novo sistema de informação foi pedido pela &lt;<text:span text:style-name="Comment_20_Char">ORGANIZAÇÃO</text:span>&gt; em resposta a <text:s/>&lt;<text:span text:style-name="Comment_20_Char">IDENTIFICAR ALTERAÇÃO DO MERCADO OU NOVA OPORTUNIDADE explorada na secção 2.2</text:span>&gt;.</text:p>
      <text:p text:style-name="P1">A &lt;<text:span text:style-name="Comment_20_Char">ORGANIZAÇÃO</text:span>&gt; que atua na área &lt;<text:span text:style-name="Comment_20_Char">SECTOR DE ATIVI<text:tab/>DADE/DOMÍNIO DE APLICAÇÃO</text:span>&gt; visa agora, com o novo sistema, &lt;<text:span text:style-name="Comment_20_Char">RESUMIR A TRANSFORMAÇÃO DIGITAL da secção 2.3</text:span>&gt;</text:p>
      <text:p text:style-name="P1">Para isso, a organização identificou necessidade de desenvolver um novo sistema de informação, com capacidades adequadas ao novo posicionamento do negócio, incluindo: <text:s/>&lt;<text:span text:style-name="Comment_20_Char">RESUMIR O CONCEITO DO PRODUTO da secção 3.1</text:span>&gt;</text:p>
      <text:p text:style-name="P1">Para o desenvolvimento deste relatório, o grupo de projeto [<text:span text:style-name="Comment_20_Char">Explicar como é que organizámos a recolha de material e consulta de fontes? Com quem fomos falar?</text:span>].</text:p>
      <text:p text:style-name="P1"/>
      <text:p text:style-name="P1"/>
      <text:p text:style-name="P1">Este relatório apresenta os resultados da fase de <text:span text:style-name="T1">Inception</text:span>, adaptada do método OpenUP, em que se carateriza o conceito do produto a desenvolver. </text:p>
      <text:p text:style-name="P1">No nosso caso de estudo, o desenvolvimento do novo sistema de informação foi pedido pela &lt;<text:span text:style-name="Comment_20_Char">ORGANIZAÇÃO</text:span>&gt; <text:span text:style-name="T2">devido à </text:span><text:span text:style-name="T4">falta de uma plataforma que não só seja capaz de fazer um acompanhamento do crescimento pessoal de cada indivíduo bem como promover a interação e competições saudáveis entre as comunidades desportivas.</text:span></text:p>
      <text:p text:style-name="P1"><text:span text:style-name="T6">A &lt;</text:span><text:span text:style-name="Comment_20_Char"><text:span text:style-name="T6">ORGANIZAÇÃO</text:span></text:span><text:span text:style-name="T6">&gt; que atua na área &lt;</text:span><text:span text:style-name="Comment_20_Char"><text:span text:style-name="T6">SECTOR DE ATIVIDADE/DOMÍNIO DE APLICAÇÃO</text:span></text:span><text:span text:style-name="T6">&gt; visa agora, com o novo sistema, &lt;</text:span><text:span text:style-name="Comment_20_Char"><text:span text:style-name="T6">RESUMIR A TRANSFORMAÇÃO DIGITAL da secção 2.3</text:span></text:span><text:span text:style-name="T6">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omment_20_Char" style:display-name="Comment Char" style:family="text">
      <style:text-properties fo:color="#008000" loext:opacity="100%" style:font-name="Calibri Light" fo:font-family="'Calibri Light'" style:font-family-generic="roman" style:font-pitch="variable" fo:font-size="11pt" fo:language="pt" fo:country="PT" style:font-size-asian="11pt" style:font-name-complex="Calibri" style:font-family-complex="Calibri" style:font-family-generic-complex="system" style:font-pitch-complex="variable" style:font-size-complex="10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0:50:49.475103434</meta:creation-date>
    <dc:date>2024-04-03T11:21:33.256291704</dc:date>
    <meta:editing-duration>PT20M33S</meta:editing-duration>
    <meta:editing-cycles>1</meta:editing-cycles>
    <meta:document-statistic meta:table-count="0" meta:image-count="0" meta:object-count="0" meta:page-count="1" meta:paragraph-count="8" meta:word-count="230" meta:character-count="1486" meta:non-whitespace-character-count="1260"/>
    <meta:generator>LibreOffice/7.3.7.2$Linux_X86_64 LibreOffice_project/30$Build-2</meta:generator>
  </office:meta>
</office:document-meta>
</file>